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0.1181in" table:align="margins"/>
    </style:style>
    <style:style style:name="Table1.A" style:family="table-column">
      <style:table-column-properties style:column-width="1.1243in" style:rel-column-width="7281*"/>
    </style:style>
    <style:style style:name="Table1.H" style:family="table-column">
      <style:table-column-properties style:column-width="2.2493in" style:rel-column-width="14568*"/>
    </style:style>
    <style:style style:name="Table1.A1" style:family="table-cell">
      <style:table-cell-properties fo:padding="0.0382in" fo:border-left="0.5pt solid #000000" fo:border-right="none" fo:border-top="0.5pt solid #000000" fo:border-bottom="0.5pt solid #000000"/>
    </style:style>
    <style:style style:name="Table1.H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H2" style:family="table-cell">
      <style:table-cell-properties fo:padding="0.0382in" fo:border-left="0.5pt solid #000000" fo:border-right="0.5pt solid #000000" fo:border-top="none" fo:border-bottom="0.5pt solid #000000"/>
    </style:style>
    <style:style style:name="Table1.6" style:family="table-row">
      <style:table-row-properties style:min-row-height="3.9556in"/>
    </style:style>
    <style:style style:name="P1" style:family="paragraph" style:parent-style-name="Standard">
      <style:text-properties fo:language="en" fo:country="GB"/>
    </style:style>
    <style:style style:name="P2" style:family="paragraph" style:parent-style-name="Table_20_Contents">
      <style:text-properties fo:language="en" fo:country="GB" officeooo:rsid="00049f82" officeooo:paragraph-rsid="00049f82"/>
    </style:style>
    <style:style style:name="P3" style:family="paragraph" style:parent-style-name="Table_20_Contents">
      <style:text-properties fo:language="en" fo:country="GB"/>
    </style:style>
    <style:style style:name="P4" style:family="paragraph" style:parent-style-name="Table_20_Contents">
      <style:text-properties fo:language="en" fo:country="GB" fo:font-weight="bold" officeooo:rsid="00049f82" officeooo:paragraph-rsid="00049f82" style:font-weight-asian="bold" style:font-weight-complex="bold"/>
    </style:style>
    <style:style style:name="P5" style:family="paragraph" style:parent-style-name="Table_20_Contents">
      <style:text-properties fo:language="en" fo:country="GB" officeooo:rsid="0006391e" officeooo:paragraph-rsid="0006391e"/>
    </style:style>
    <style:style style:name="P6" style:family="paragraph" style:parent-style-name="Table_20_Contents">
      <style:text-properties fo:language="en" fo:country="GB" officeooo:rsid="0006e30b" officeooo:paragraph-rsid="0006e30b"/>
    </style:style>
    <style:style style:name="P7" style:family="paragraph" style:parent-style-name="Table_20_Contents">
      <style:text-properties fo:language="en" fo:country="GB" officeooo:rsid="00092581" officeooo:paragraph-rsid="00092581"/>
    </style:style>
    <style:style style:name="P8" style:family="paragraph" style:parent-style-name="Table_20_Contents">
      <style:text-properties fo:language="en" fo:country="GB" officeooo:rsid="0009f90c" officeooo:paragraph-rsid="0009f90c"/>
    </style:style>
    <style:style style:name="P9" style:family="paragraph" style:parent-style-name="Table_20_Contents">
      <style:text-properties fo:language="en" fo:country="GB" officeooo:rsid="000ac86d" officeooo:paragraph-rsid="000ac86d"/>
    </style:style>
    <style:style style:name="P10" style:family="paragraph" style:parent-style-name="Table_20_Contents">
      <style:text-properties fo:language="en" fo:country="GB" officeooo:rsid="000bca5e" officeooo:paragraph-rsid="000bca5e"/>
    </style:style>
    <style:style style:name="P11" style:family="paragraph" style:parent-style-name="Table_20_Contents">
      <style:text-properties fo:language="en" fo:country="GB" officeooo:rsid="000d1722" officeooo:paragraph-rsid="000d1722"/>
    </style:style>
    <style:style style:name="P12" style:family="paragraph" style:parent-style-name="Table_20_Contents">
      <style:text-properties fo:language="en" fo:country="GB" officeooo:rsid="000e689d" officeooo:paragraph-rsid="000e689d"/>
    </style:style>
    <style:style style:name="P13" style:family="paragraph" style:parent-style-name="Table_20_Contents">
      <style:text-properties fo:language="en" fo:country="GB" officeooo:paragraph-rsid="000e689d"/>
    </style:style>
    <style:style style:name="P14" style:family="paragraph" style:parent-style-name="Table_20_Contents">
      <style:text-properties fo:language="en" fo:country="GB"/>
    </style:style>
    <style:style style:name="P15" style:family="paragraph" style:parent-style-name="Table_20_Contents">
      <style:text-properties fo:language="en" fo:country="GB" officeooo:rsid="000e937b" officeooo:paragraph-rsid="000e937b"/>
    </style:style>
    <style:style style:name="P16" style:family="paragraph" style:parent-style-name="Table_20_Contents">
      <style:text-properties fo:language="en" fo:country="GB" officeooo:rsid="000f730d" officeooo:paragraph-rsid="000f730d"/>
    </style:style>
    <style:style style:name="P17" style:family="paragraph" style:parent-style-name="Table_20_Contents">
      <style:text-properties fo:language="en" fo:country="GB" officeooo:rsid="0010f879" officeooo:paragraph-rsid="0010f879"/>
    </style:style>
    <style:style style:name="P18" style:family="paragraph" style:parent-style-name="Table_20_Contents">
      <style:text-properties fo:language="en" fo:country="GB" officeooo:rsid="00127bf3" officeooo:paragraph-rsid="00127bf3"/>
    </style:style>
    <style:style style:name="T1" style:family="text">
      <style:text-properties officeooo:rsid="0006391e"/>
    </style:style>
    <style:style style:name="T2" style:family="text">
      <style:text-properties officeooo:rsid="000bca5e"/>
    </style:style>
    <style:style style:name="T3" style:family="text">
      <style:text-properties officeooo:rsid="000e689d"/>
    </style:style>
    <style:style style:name="T4" style:family="text">
      <style:text-properties officeooo:rsid="000e937b"/>
    </style:style>
    <style:style style:name="T5" style:family="text">
      <style:text-properties officeooo:rsid="000ea01e"/>
    </style:style>
    <style:style style:name="T6" style:family="text">
      <style:text-properties officeooo:rsid="000f73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7"/>
        <table:table-column table:style-name="Table1.H"/>
        <table:table-row>
          <table:table-cell table:style-name="Table1.A1" office:value-type="string">
            <text:p text:style-name="P4">Service</text:p>
          </table:table-cell>
          <table:table-cell table:style-name="Table1.A1" office:value-type="string">
            <text:p text:style-name="P4">Data collected</text:p>
          </table:table-cell>
          <table:table-cell table:style-name="Table1.A1" office:value-type="string">
            <text:p text:style-name="P4">Data sharing</text:p>
          </table:table-cell>
          <table:table-cell table:style-name="Table1.A1" office:value-type="string">
            <text:p text:style-name="P4">Uses of collected data</text:p>
          </table:table-cell>
          <table:table-cell table:style-name="Table1.A1" office:value-type="string">
            <text:p text:style-name="P4">Location data</text:p>
          </table:table-cell>
          <table:table-cell table:style-name="Table1.A1" office:value-type="string">
            <text:p text:style-name="P4"><text:span text:style-name="T1">Share with l</text:span>aw enforcement</text:p>
          </table:table-cell>
          <table:table-cell table:style-name="Table1.A1" office:value-type="string">
            <text:p text:style-name="P4">Data subject rights</text:p>
          </table:table-cell>
          <table:table-cell table:style-name="Table1.H1" office:value-type="string">
            <text:p text:style-name="P4">Storage location</text:p>
          </table:table-cell>
        </table:table-row>
        <table:table-row>
          <table:table-cell table:style-name="Table1.A2" office:value-type="string">
            <text:p text:style-name="P4">Badoo</text:p>
          </table:table-cell>
          <table:table-cell table:style-name="Table1.A2" office:value-type="string">
            <text:p text:style-name="P2">Name, username, email address, mobile number, gender identity, date of birth, sexual preference, photographs, location, and login information that you connect to your Badoo account. Marital status, race, ancestry, national origin, religion, medical conditions, biometrics, browsing history, audio, visual, employment-related information such as work history, unique device <text:soft-page-break/>identifier, device model, operating system.</text:p>
          </table:table-cell>
          <table:table-cell table:style-name="Table1.A2" office:value-type="string">
            <text:p text:style-name="P2">Aggregate click statistics. <text:line-break/></text:p>
            <text:p text:style-name="P2">Third party service providers – All data</text:p>
            <text:p text:style-name="P2"/>
            <text:p text:style-name="P2">Moderators – Name and registration details, profile information, contents of messages and photographs</text:p>
            <text:p text:style-name="P2"/>
            <text:p text:style-name="P2">Advertising partners – Advertising identifier associated with your device, age, gender, IP address,</text:p>
            <text:p text:style-name="P2"/>
            <text:p text:style-name="P2">Marketing service providers – advertising identifier <text:soft-page-break/>associated with device, location, IP address, age, gender, data about visits to site or use of app, hashed email addresses</text:p>
            <text:p text:style-name="P2"/>
            <text:p text:style-name="P2">Payment processing and telecom. - Cardholder name, address, card number, payment amount, transaction date/time</text:p>
            <text:p text:style-name="P2"/>
            <text:p text:style-name="P2">Business transfers – In case of, e.g., mergers – All data</text:p>
            <text:p text:style-name="P2"/>
            <text:p text:style-name="P2">Anti-spam and -fraud – Email address, phone number, IP address, and session <text:soft-page-break/>information, user agent string, transaction and payment data could be shared with other parties in Badoo Group</text:p>
            <text:p text:style-name="P2"/>
            <text:p text:style-name="P2">Undisclosed third parties – Aggregated information that includes personal data which doesn’t identify users directly, log data for industry analysis and demographic profiling</text:p>
          </table:table-cell>
          <table:table-cell table:style-name="Table1.A2" office:value-type="string">
            <text:p text:style-name="P3">To offer services and features; contact users about app updates and new features; personalisation app and sites; conduct research and analytics about site and app use; resolve disputes, troubleshoot problems and enforce TOS; investigate fraud, protect Badoo’s legal rights, and enforcing TOS; to send users information about promotions and offers; protect users and third-parties from harm.</text:p>
          </table:table-cell>
          <table:table-cell table:style-name="Table1.A2" office:value-type="string">
            <text:p text:style-name="P2">Yes, if allowed</text:p>
          </table:table-cell>
          <table:table-cell table:style-name="Table1.A2" office:value-type="string">
            <text:p text:style-name="P2">Yes, depending on request</text:p>
          </table:table-cell>
          <table:table-cell table:style-name="Table1.A2" office:value-type="string">
            <text:p text:style-name="P2">Yes</text:p>
          </table:table-cell>
          <table:table-cell table:style-name="Table1.H2" office:value-type="string">
            <text:p text:style-name="P2">US, UK, EU. Russia for Russian users. Advertising data may be held outside of EU/UK.</text:p>
          </table:table-cell>
        </table:table-row>
        <table:table-row>
          <table:table-cell table:style-name="Table1.A2" office:value-type="string">
            <text:p text:style-name="P4">Digg</text:p>
          </table:table-cell>
          <table:table-cell table:style-name="Table1.A2" office:value-type="string">
            <text:p text:style-name="P3">When logging in via Twitter, FaceBook, or Google: username and e-mail address. Content shared to Digg, Twitter and/or FaceBook. <text:soft-page-break/><text:span text:style-name="T1">Time and date; which channels the content was shared throug; Twitter handle, top Twitter stories, and any information you chose to share with a third party; sources and subscriptions, including all articles and posts and metadata; Twitter tweets; number of Digg users, frequency and various streams of content. May collect information related to use of third parties, and how Digg is used to interact with such. Includes, but not limited to, IP address; physical </text:span><text:soft-page-break/><text:span text:style-name="T1">location; time and date of interactions; information about sharing of curated content appearing on or accessed through Digg. Additionally, pixel tags collect information on what pages were viewed – by Digg and undisclosed third parties. What users elect to share, in addition to avatar, profile name, which is public</text:span></text:p>
          </table:table-cell>
          <table:table-cell table:style-name="Table1.A2" office:value-type="string">
            <text:p text:style-name="P5">Data shared with undisclosed third parties, such as authentication tokens, and how Digg is used to interact with third <text:soft-page-break/>parties. May sell or buy user information with undisclosed business parties.</text:p>
          </table:table-cell>
          <table:table-cell table:style-name="Table1.A2" office:value-type="string">
            <text:p text:style-name="P3">To send information about services, notifications, technical information used to facilitate collection of data <text:soft-page-break/>concerning user’s interaction with Digg. <text:span text:style-name="T1">Cookies used to track users through the web, and to show personalised ads. Also, to provide services. And to Satisfy laws, legal process or gov’t process; enforcing ToS; detect and prevent fraud; address security and/or technical issues; respond to user support requests; protect Digg’s rights, property and safety, as well as their users and the public;</text:span></text:p>
          </table:table-cell>
          <table:table-cell table:style-name="Table1.A2" office:value-type="string">
            <text:p text:style-name="P5">Yes</text:p>
          </table:table-cell>
          <table:table-cell table:style-name="Table1.A2" office:value-type="string">
            <text:p text:style-name="P5">Yes</text:p>
          </table:table-cell>
          <table:table-cell table:style-name="Table1.A2" office:value-type="string">
            <text:p text:style-name="P5">No</text:p>
          </table:table-cell>
          <table:table-cell table:style-name="Table1.H2" office:value-type="string">
            <text:p text:style-name="P5">US</text:p>
          </table:table-cell>
        </table:table-row>
        <table:table-row>
          <table:table-cell table:style-name="Table1.A2" office:value-type="string">
            <text:p text:style-name="P4">Discord</text:p>
          </table:table-cell>
          <table:table-cell table:style-name="Table1.A2" office:value-type="string">
            <text:p text:style-name="P3">Username, password, email address, phone number, birthday, name, nickname. Any content users upload: messages, <text:soft-page-break/>drafts, custom emojis, files. NOT STORING contents of video or voice calls or channels, but thumbnails; billing information.</text:p>
            <text:p text:style-name="P3"/>
            <text:p text:style-name="P3">Actions the user takes, such as added friends, joined communities, content moderation decisions and related actions.</text:p>
            <text:p text:style-name="P3"/>
            <text:p text:style-name="P3">Contact syncing, third party integrations the user chooses, such as linked accounts to other services. In addition, information the user chooses to share.</text:p>
            <text:p text:style-name="P3"><text:soft-page-break/></text:p>
            <text:p text:style-name="P3">Information from advertising services when clicking on Discord ads; information from referral links.</text:p>
            <text:p text:style-name="P3"/>
            <text:p text:style-name="P3">Information collected from third parties, such as social media services: username on SoMe platform.</text:p>
            <text:p text:style-name="P3"/>
            <text:p text:style-name="P3">Username, email address, phone number, purchase history, payment information, internet and network information, content you are interested in.</text:p>
            <text:p text:style-name="P3"/>
            <text:p text:style-name="P3">IP address, OS, <text:soft-page-break/>browser information, settings of microphone and camera; log events related to pages, servers, and channels the user visits.</text:p>
            <text:p text:style-name="P3"/>
            <text:p text:style-name="P3"/>
          </table:table-cell>
          <table:table-cell table:style-name="Table1.A2" office:value-type="string">
            <text:p text:style-name="P3">Billing information shared with payment processors, e.g., Stripe and PayPal.</text:p>
            <text:p text:style-name="P3"/>
            <text:p text:style-name="P3">May collect or <text:soft-page-break/>share personal data if Discord thinks someone’s life is in danger.</text:p>
            <text:p text:style-name="P3"/>
            <text:p text:style-name="P3">To enable payment, cloud providers that host data. Information can be shared with advertising platforms to help reach more people; to measure ad performance.</text:p>
            <text:p text:style-name="P3"/>
            <text:p text:style-name="P3">To comply with the law, or in an emergency; to enforce policies and rights, including TOS and community guidelines, or other policies.</text:p>
            <text:p text:style-name="P3"/>
            <text:p text:style-name="P3">Information is shared with <text:soft-page-break/>affiliates, parents, subsidiaries and other companies under common control and ownership – reasons not clearly stated.</text:p>
            <text:p text:style-name="P3"/>
            <text:p text:style-name="P3">In the case of a merger, bankruptcy, or sale, information is an asset that will change ownership.</text:p>
            <text:p text:style-name="P3"/>
            <text:p text:style-name="P3">Aggregated data and statistics may be used in order to describe the business to partners or the public.</text:p>
          </table:table-cell>
          <table:table-cell table:style-name="Table1.A2" office:value-type="string">
            <text:p text:style-name="P3">User information used to respond to questions about products and services, and to investigate bugs/other <text:soft-page-break/>issues.</text:p>
            <text:p text:style-name="P3"/>
            <text:p text:style-name="P3">To provide services; monitoring for use that violates ToS, detecting fraud and malware, including scanning attachments. Personalisation, including enabling features and promotions. To contact users, including setting up TFA; also to send marketing.</text:p>
            <text:p text:style-name="P3"/>
            <text:p text:style-name="P3">To prevent misuse, and enforcing ToS; tracking company financial performance, responding to regulatory obligations and debug billing <text:soft-page-break/>issues.</text:p>
            <text:p text:style-name="P3"/>
            <text:p text:style-name="P3">To improve services, by understanding how users interact with the services, and what features the users may want. This includes information about how services are used, and how servers are structured; it also includes public posts, topics that servers cover, and what content is most interesting. Can be opted-out from.</text:p>
            <text:p text:style-name="P3"/>
            <text:p text:style-name="P3">In addition, certain information is used to assist in delivery of <text:soft-page-break/>advertising, measure effectiveness of advertisements, and to improve advertisements.</text:p>
            <text:p text:style-name="P3"/>
            <text:p text:style-name="P3">Information retained for legal compliance, regulatory and auditing purposes.</text:p>
          </table:table-cell>
          <table:table-cell table:style-name="Table1.A2" office:value-type="string">
            <text:p text:style-name="P6">Inferred through IP address</text:p>
          </table:table-cell>
          <table:table-cell table:style-name="Table1.A2" office:value-type="string">
            <text:p text:style-name="P3">If necessary for compliance with laws</text:p>
          </table:table-cell>
          <table:table-cell table:style-name="Table1.A2" office:value-type="string">
            <text:p text:style-name="P3">Information on privacy settings and cookie settings. No information about GDPR-specific rights (right to be forgotten, <text:soft-page-break/>deletion, correction)</text:p>
          </table:table-cell>
          <table:table-cell table:style-name="Table1.H2" office:value-type="string">
            <text:p text:style-name="P3">USA, and other undisclosed locations</text:p>
          </table:table-cell>
        </table:table-row>
        <table:table-row>
          <table:table-cell table:style-name="Table1.A2" office:value-type="string">
            <text:p text:style-name="P4">Flickr</text:p>
          </table:table-cell>
          <table:table-cell table:style-name="Table1.A2" office:value-type="string">
            <text:p text:style-name="P3">Name, email address, postal address, phone number, fax number, credit card information, bank transfer information, title, gender, and other information the user chooses to provide. In addition, automatically collected information includes the <text:soft-page-break/>use of the services, type of browser, access times, pages viewed, IP address, and referrer.</text:p>
            <text:p text:style-name="P3"/>
            <text:p text:style-name="P3">Geotagged photos, EXIF data – such as camera type, shutter speed, aperture, focal length.</text:p>
            <text:p text:style-name="P3"/>
            <text:p text:style-name="P3">employment data (such as title).</text:p>
            <text:p text:style-name="P3"/>
            <text:p text:style-name="P3">Hardware model, OS and version, screen resolution, colour depth, device identifiers, and mobile network information.</text:p>
            <text:p text:style-name="P3"/>
            <text:p text:style-name="P3">Cookies and beacons collect information. <text:soft-page-break/>This is used for service improvement by seeing which parts of the service are popular, visits count, and for advertising and analytics purposes. Cookies also used to keep a user logged in, count the number of computer. Beacons used for understanding campaign effectiveness and determine whether email has been acted upon. In addition, local HTML5 storage and Flash storage is used.</text:p>
            <text:p text:style-name="P3"/>
            <text:p text:style-name="P3">Logging in via other SoMe, <text:soft-page-break/>information from that site is collected, such as name, account information and friends list. Other users can share one’s email address through invitation to view content feature.</text:p>
          </table:table-cell>
          <table:table-cell table:style-name="Table1.A2" office:value-type="string">
            <text:p text:style-name="P3">With vendors, consultants and other service providers – information needed to carry out work on Flickr’s behalf;</text:p>
            <text:p text:style-name="P3"/>
            <text:p text:style-name="P3">If we believe your actions are inconsistent with the spirit or language of our user agreement, or to protect rights property and safety of <text:soft-page-break/>Flickr and others;</text:p>
            <text:p text:style-name="P3">In connection with any sale, merger or bankruptcy;</text:p>
            <text:p text:style-name="P3">With user consent;</text:p>
            <text:p text:style-name="P3">Aggregated and anonymised information will be shared.</text:p>
            <text:p text:style-name="P3"/>
            <text:p text:style-name="P3">Undisclosed third parties may have access to unspecified data if shared via SoMe. In addition, users may give specific services permissions to access data through added services, such as photo editing tools.</text:p>
            <text:p text:style-name="P3"/>
            <text:p text:style-name="P3">To serve advertisements <text:soft-page-break/>and analytics services, third parties may collect information, such as your use of the Flickr services and other websites, IP address, web browser, pages viewed, time spent on pages, links clicked, and conversion information. This information can be used to analyse and track data, determine popularity of content, deliver targeted advertising, and better understand the user’s online activity.</text:p>
          </table:table-cell>
          <table:table-cell table:style-name="Table1.A2" office:value-type="string">
            <text:p text:style-name="P3">Collected information is used to analyse, personalise and improve services; to provide ordered services; to respond to questions, concerns or CS inquiries; to facilitate contest, sweepstakes and surveys; to enforce legal <text:soft-page-break/>terms; compliance with law and legal process; protect rights, safety and property, and for other purposes requested by our users or other relevant individuals.</text:p>
          </table:table-cell>
          <table:table-cell table:style-name="Table1.A2" office:value-type="string">
            <text:p text:style-name="P3">Inferred from IP address. With user consent, location of device may be explicitly collected.</text:p>
          </table:table-cell>
          <table:table-cell table:style-name="Table1.A2" office:value-type="string">
            <text:p text:style-name="P3">In response to information request believed to be in accordance with any applicable law, regulation or legal process;</text:p>
          </table:table-cell>
          <table:table-cell table:style-name="Table1.A2" office:value-type="string">
            <text:p text:style-name="P3">Yes, but responsibility for privacy rights with respect to Photographer Personal Data is shifted to the user; this also goes for abuse that is not illegal.</text:p>
          </table:table-cell>
          <table:table-cell table:style-name="Table1.H2" office:value-type="string">
            <text:p text:style-name="P3">USA, and/or other undisclosed countries. Claims privacy shield compliance.</text:p>
          </table:table-cell>
        </table:table-row>
        <table:table-row table:style-name="Table1.6">
          <table:table-cell table:style-name="Table1.A2" office:value-type="string">
            <text:p text:style-name="P4">LinkedIn</text:p>
          </table:table-cell>
          <table:table-cell table:style-name="Table1.A2" office:value-type="string">
            <text:p text:style-name="P7">Name, e-mail address, phone number, password, education, work experience, skills, photo, city and area, endorsements. Personal data, if you wish to share. By syncing your address book and calendar, you share this information with LinkedIn. Others may <text:soft-page-break/>post or write about you. In addition, articles you post or share, comments and videos. We receive personal information about you when others import or sync their calendar or address book, scan and upload business cards or opt in to sync e-mail accounts. E-mail header information is collected. LinkedIn also receives personal data when using services of their customers or partners, such as employers or prospective <text:soft-page-break/>employers, and applicant tracking systems. Also, if integrated with, e.g., Outlook or Office, data about connections through these systems are shared with LinkedIn.</text:p>
            <text:p text:style-name="P7"/>
            <text:p text:style-name="P7">Connections, messages between connections, as well as automated scanning technology for determining appropriate automatic answers, as well as to protect the site.</text:p>
            <text:p text:style-name="P7"/>
            <text:p text:style-name="P7">If employer or school buys you a permium service, they <text:soft-page-break/>share information about you with LinkedIn.</text:p>
            <text:p text:style-name="P7"/>
            <text:p text:style-name="P7">If logging in on other sites with LinkedIn credentials, you are sharing information with LinkedIn, in addition to what would be automatically collected through “apply with LinkedIn” funtionality, pixels and cookies.</text:p>
            <text:p text:style-name="P7"/>
            <text:p text:style-name="P7">Usage data, content viewed, clicks, on- and off-site ads, searches, installing or updating app. Logins, cookies, device information, IP addresses, referrer data, <text:soft-page-break/>timestamp of visits, network and device, mobile carrier, ISP, proxies, OS.</text:p>
            <text:p text:style-name="P7"/>
            <text:p text:style-name="P7">Unspecified CS information collected.</text:p>
            <text:p text:style-name="P7"/>
            <text:p text:style-name="P8">If outside the EEA and other, unspecified “designated countries”, user data is collected without direct interaction with the service through service partners.</text:p>
          </table:table-cell>
          <table:table-cell table:style-name="Table1.A2" office:value-type="string">
            <text:p text:style-name="P3">Data may be shared when LinkedIn believes it is required by law, or to protect the right and safety of the user, LinkedIn or others.</text:p>
            <text:p text:style-name="P3"/>
            <text:p text:style-name="P8">Data shared with unspecified third parties.</text:p>
            <text:p text:style-name="P8"/>
            <text:p text:style-name="P8">Data that is specifically shared with <text:soft-page-break/>undisclosed marketing and advertising companies include hashed IDs and/or device identifiers, data already visible, i.e., profile; clicked ads, which can identify you by inference. Advertising partners can – with explicit consent given by the user – associate personal data with hashed IDs or device identifiers provided by LinkedIn.</text:p>
            <text:p text:style-name="P8"/>
            <text:p text:style-name="P8">Data you choose to share is shared with other LinkedIn users.</text:p>
          </table:table-cell>
          <table:table-cell table:style-name="Table1.A2" office:value-type="string">
            <text:p text:style-name="P3">To provide, support, personalise, and develop services. Also, data is used – in anonymised form – to produce and share insights; generate statistics, calculate ad effectiveness and create demographic insights.</text:p>
            <text:p text:style-name="P3"/>
            <text:p text:style-name="P3">Collected data is used for <text:soft-page-break/>security, fraud prevention and investigations.</text:p>
          </table:table-cell>
          <table:table-cell table:style-name="Table1.A2" office:value-type="string">
            <text:p text:style-name="P7">If user opts in.</text:p>
          </table:table-cell>
          <table:table-cell table:style-name="Table1.A2" office:value-type="string">
            <text:p text:style-name="P3">Data may be shared when LinkedIn believes it is required by law, or to protect the right and safety of the user, LinkedIn or others.</text:p>
          </table:table-cell>
          <table:table-cell table:style-name="Table1.A2" office:value-type="string">
            <text:p text:style-name="P9">Yes</text:p>
          </table:table-cell>
          <table:table-cell table:style-name="Table1.H2" office:value-type="string">
            <text:p text:style-name="P9">Not stated</text:p>
          </table:table-cell>
        </table:table-row>
        <table:table-row>
          <table:table-cell table:style-name="Table1.A2" office:value-type="string">
            <text:p text:style-name="P4">Medium</text:p>
          </table:table-cell>
          <table:table-cell table:style-name="Table1.A2" office:value-type="string">
            <text:p text:style-name="P3">Data users provide to Medium: name, display name, username, bio, email address, business information, your content – <text:soft-page-break/>including avatar image, photos, posts, responses, and series; other information you choose to share.</text:p>
            <text:p text:style-name="P3"/>
            <text:p text:style-name="P3">Automatically collected information, such as information about your activity, transaction details, date and time.</text:p>
            <text:p text:style-name="P3"/>
            <text:p text:style-name="P3">Information derived, such as inferred location based on IP address, or interests based on reading history.</text:p>
            <text:p text:style-name="P3"/>
            <text:p text:style-name="P10">Identifier, commercial information, internet or other electronic <text:soft-page-break/>network activity information, and inferences.</text:p>
            <text:p text:style-name="P10"/>
            <text:p text:style-name="P10">Device and network, hardware model, OS, mobile network, IP address, unique device identifiers, browser type and app version; access time, pages viewed, links clicked, and referrer.</text:p>
            <text:p text:style-name="P10"/>
            <text:p text:style-name="P10">Cookies and web beacons collect information about users; other images and emails.</text:p>
            <text:p text:style-name="P10"/>
            <text:p text:style-name="P10">Information collected from SoMe, accounting <text:soft-page-break/>services providers and analytics providers. Additionally, if third-party login services are used, name, list of friends, followers, birthday and profile picture can be collected.</text:p>
          </table:table-cell>
          <table:table-cell table:style-name="Table1.A2" office:value-type="string">
            <text:p text:style-name="P3">Third-parties collect information through web beacons and cookies, device identifiers about how Medium services are <text:soft-page-break/>used. This includes IP address, web browser, mobile network, page viewed, time spent on pages, links clicked.</text:p>
            <text:p text:style-name="P3"/>
            <text:p text:style-name="P3">Unspecified personal information shared with service providers, vendors, and consultants.</text:p>
            <text:p text:style-name="P3"/>
            <text:p text:style-name="P3">In case of acquisition or merger, sale or financing, personal data could be shared.</text:p>
            <text:p text:style-name="P3"/>
            <text:p text:style-name="P3">Data shared with any current or future partners, affiliates, and other companies <text:soft-page-break/>under common ownership.</text:p>
            <text:p text:style-name="P3"/>
            <text:p text:style-name="P3">Information you share is shared, as well as aggregated information – unspecified.</text:p>
            <text:p text:style-name="P3"/>
            <text:p text:style-name="P10">Unspecified information shared with Youtube, when embedding videos, and AWS for infrastructure.</text:p>
            <text:p text:style-name="P10"/>
            <text:p text:style-name="P10">Information shared with other Medium users: Content, comments, private notes, name, photo, bio, account information user provides, such as followers, who a user follows themselves, recent posts, <text:soft-page-break/>claps highlights and responses.</text:p>
          </table:table-cell>
          <table:table-cell table:style-name="Table1.A2" office:value-type="string">
            <text:p text:style-name="P3">Analyse and track data; determine popularity of content, deliver targeted content, understand your online activity. <text:span text:style-name="T2">Also </text:span><text:soft-page-break/><text:span text:style-name="T2">to provide, maintain, and improve services; process transactions and send related information, such as confirmation, receipts and surveys; send technical notices, security alerts, and support and administrative notices; respond to comments and provide customer service; communicate with users about content, products, services and features; monitor and analyse trends, usage and </text:span><text:soft-page-break/><text:span text:style-name="T2">activities; detect and investigate security incidents or fraud – protect Medium and others; comply with legal and financial obligations, and other purposes described to users at the time the information was collected.</text:span></text:p>
            <text:p text:style-name="P3"/>
            <text:p text:style-name="P10">Again, this is all claimed to be done to perform responsibilities under contract; legitimate interest; compliance with legal obligations; user consent</text:p>
          </table:table-cell>
          <table:table-cell table:style-name="Table1.A2" office:value-type="string">
            <text:p text:style-name="P10">Inferred from IP address</text:p>
          </table:table-cell>
          <table:table-cell table:style-name="Table1.A2" office:value-type="string">
            <text:p text:style-name="P3">Unspecified personal information shared with law enforcement for security reasons. Unless otherwise prohibited, <text:soft-page-break/>users will be alerted that this information will be shared.</text:p>
          </table:table-cell>
          <table:table-cell table:style-name="Table1.A2" office:value-type="string">
            <text:p text:style-name="P10">Yes</text:p>
          </table:table-cell>
          <table:table-cell table:style-name="Table1.H2" office:value-type="string">
            <text:p text:style-name="P10">USA and other undisclosed locations</text:p>
          </table:table-cell>
        </table:table-row>
        <table:table-row>
          <table:table-cell table:style-name="Table1.A2" office:value-type="string">
            <text:p text:style-name="P4">MySpace</text:p>
          </table:table-cell>
          <table:table-cell table:style-name="Table1.A2" office:value-type="string">
            <text:p text:style-name="P3">Name, age location, gender, email address, password. Makes a point of user’s own responsibility to not share sensitive information, or EEA legal protection is forfeited(!). If you post sensitive information, that is seen as explicit consent for <text:soft-page-break/>MySpace to process this information.</text:p>
            <text:p text:style-name="P3"/>
            <text:p text:style-name="P3">In addition, any information that MySpace may see fit.</text:p>
            <text:p text:style-name="P3"/>
            <text:p text:style-name="P3">If set by user, sharing of address book.</text:p>
            <text:p text:style-name="P3"/>
            <text:p text:style-name="P3">Media consumption activities, such as streamed videos and downloaded songs; profile views, content pages viewed, people you’ve chosen to connect to; time of day, browser type and version; login information, time zone, plug-in types and version; <text:soft-page-break/>OS and hardware version; URL clickstream through MySpace site; page response times, page interaction, scrolling, clicks mouse-overs; page exit; ranking information regarding which profiles you view; all devices aggregated to “ensure seamless experience”.</text:p>
          </table:table-cell>
          <table:table-cell table:style-name="Table1.A2" office:value-type="string">
            <text:p text:style-name="P3">Sharing with third parties, some data if consented. Otherwise, shared with contractors and partners to provide and manage services.</text:p>
            <text:p text:style-name="P3"/>
            <text:p text:style-name="P3">If clicking on ad, cookie identifiers, IP address, click originating at MySpace; audience characteristics.</text:p>
            <text:p text:style-name="P3"><text:soft-page-break/></text:p>
            <text:p text:style-name="P11">Shared with specific third parties: Google, Yahoo, Aerospike. Also parent company/affiliates: Viant Technology LLC, Viant US LLC, Xumo LLC.</text:p>
            <text:p text:style-name="P11"/>
            <text:p text:style-name="P11">Any information you make public is shared with other MySpace users.</text:p>
            <text:p text:style-name="P11"/>
            <text:p text:style-name="P11">If connected through Twitter or FAceBook account, sharing of friends, connections, likes, and email address.</text:p>
          </table:table-cell>
          <table:table-cell table:style-name="Table1.A2" office:value-type="string">
            <text:p text:style-name="P3">Authenticate account, keep services secure, prevent fraud, spam, and abuse; personalisation, inform about MySpace services, enable other users to find account, if settings allow – including through FaceBook and Twitter;</text:p>
          </table:table-cell>
          <table:table-cell table:style-name="Table1.A2" office:value-type="string">
            <text:p text:style-name="P3">Yes, through GPS, or inferred through IP address.</text:p>
          </table:table-cell>
          <table:table-cell table:style-name="Table1.A2" office:value-type="string">
            <text:p text:style-name="P3">Yes, to comply with law, regulation or governmental request.</text:p>
          </table:table-cell>
          <table:table-cell table:style-name="Table1.A2" office:value-type="string">
            <text:p text:style-name="P3">Yes, note however: “You may exercise any of these rights free of charge. However, we may charge a reasonable fee or refuse to act on a request if the request is manifestly unfounded or excessive, in particular because of its repetitive character. Your privacy is <text:soft-page-break/>important to us, so we will ask that you provide sufficient information to verify your identity before we respond to your requests. In some situations, we may refuse to act or impose limitations on your right if, for instance, it is likely to adversely affect the rights and freedoms of others, prejudice the execution or enforcement of the law, or interfere with pending or future litigation.”</text:p>
          </table:table-cell>
          <table:table-cell table:style-name="Table1.H2" office:value-type="string">
            <text:p text:style-name="P11">USA, the Philippines, and other undisclosed locations</text:p>
          </table:table-cell>
        </table:table-row>
        <table:table-row>
          <table:table-cell table:style-name="Table1.A2" office:value-type="string">
            <text:p text:style-name="P4">Pinterest</text:p>
          </table:table-cell>
          <table:table-cell table:style-name="Table1.A2" office:value-type="string">
            <text:p text:style-name="P3">Name, email address, phone number, photos, Pins, comments, and any other information users give. Gender, age, preferred language.</text:p>
            <text:p text:style-name="P3"/>
            <text:p text:style-name="P3"><text:soft-page-break/>Log data – IP address, address of page and activity, searches, browser type and settings; date and time of request, how you used Pinterest, cookie data and device data. Unique device identifiers, crash data.</text:p>
            <text:p text:style-name="P3"/>
            <text:p text:style-name="P3">Clickstream data and inferences; user activity – Pins clicked, boards created, any text added, along with data user provided when signing up; information from partners and advertisers; Inferences made when third party <text:soft-page-break/>accounts, such as FaceBook and Google, are linked.</text:p>
            <text:p text:style-name="P3"/>
            <text:p text:style-name="P3">Advertisers share data with Pinterest through Pin It or Save buttons; visits on advertiser’s site, purchases or information about interests.</text:p>
          </table:table-cell>
          <table:table-cell table:style-name="Table1.A2" office:value-type="string">
            <text:p text:style-name="P3">Third-party companies, service providers, security consultants; wholly-owned subsidiaries and affiliates; in case of bankruptcy mergers, <text:soft-page-break/>acquisitions or dissolution, user information is shared.</text:p>
            <text:p text:style-name="P3"/>
            <text:p text:style-name="P3">Pinterest share data with advertisers to enable ad personalisation, ad performance.</text:p>
            <text:p text:style-name="P3"/>
            <text:p text:style-name="P12">Specific third parties: FaceBook, Google, Microsoft, Twitter.</text:p>
            <text:p text:style-name="P12"/>
            <text:p text:style-name="P12">Any public information chosen by user is shared with other Pinterest users.</text:p>
          </table:table-cell>
          <table:table-cell table:style-name="Table1.A2" office:value-type="string">
            <text:p text:style-name="P3">Personalisation, responding to comments or questions; legitimate interest. Ensure user safety, conduct analytics, improve service, advertisement.</text:p>
          </table:table-cell>
          <table:table-cell table:style-name="Table1.A2" office:value-type="string">
            <text:p text:style-name="P13"><text:span text:style-name="T3">I</text:span>f set in device. IP address used to infer location unless GPS is available.</text:p>
          </table:table-cell>
          <table:table-cell table:style-name="Table1.A2" office:value-type="string">
            <text:p text:style-name="P3">Yes – law enforcement requests</text:p>
          </table:table-cell>
          <table:table-cell table:style-name="Table1.A2" office:value-type="string">
            <text:p text:style-name="P12">Yes</text:p>
          </table:table-cell>
          <table:table-cell table:style-name="Table1.H2" office:value-type="string">
            <text:p text:style-name="P3">Yes, USA and undisclosed locations</text:p>
          </table:table-cell>
        </table:table-row>
        <table:table-row>
          <table:table-cell table:style-name="Table1.A2" office:value-type="string">
            <text:p text:style-name="P4">Quora</text:p>
          </table:table-cell>
          <table:table-cell table:style-name="Table1.A2" office:value-type="string">
            <text:p text:style-name="P3">Name, email address, other information user’s provide; users can choose to add photo, country of residence, place of employment, education history; topics of interest, ansers given, followers, and user credentials.</text:p>
            <text:p text:style-name="P3"/>
            <text:p text:style-name="P3">User-generated <text:soft-page-break/>content, such as questions, answers, comments, photos, edit history; content, date and timestamp.</text:p>
            <text:p text:style-name="P3"/>
            <text:p text:style-name="P3">Communication records, such as email, messages in the Quora platform, dates and receiver.</text:p>
            <text:p text:style-name="P3"/>
            <text:p text:style-name="P3">Browser type, type of computer, browser language, IP address, mobile carrier, unique device identifier, requested and referring URLs. Quora gets information when content is viewed, even if user is not <text:soft-page-break/>logged in or created account.</text:p>
            <text:p text:style-name="P3"/>
            <text:p text:style-name="P3">User agent, Quora cookie ID, URLs visited, advertising and content identifiers, time zone.</text:p>
            <text:p text:style-name="P3"/>
            <text:p text:style-name="P3">If subscribed to paid services, billing information, or payment information if user is a paid Quora creator. Depending on location, this could include billing address, social security number, last four digits on credit/debit card, phone number and email address.</text:p>
            <text:p text:style-name="P3"/>
            <text:p text:style-name="P3">Cookies, log <text:soft-page-break/>files, pixel tags, and local storage objects are used to automatically collect information about users’ activities, such as searches, page views, and other unspecified actions.</text:p>
          </table:table-cell>
          <table:table-cell table:style-name="Table1.A2" office:value-type="string">
            <text:p text:style-name="P3">Data shared with service providers, affiliates, in case of business transfers, or when legally required.</text:p>
            <text:p text:style-name="P3"/>
            <text:p text:style-name="P15">Information shared with marketing and advertising companies: Aggregate statistiscs, metrics and reports about <text:soft-page-break/>ad performance; unique views, demographics, conversion rates. Also share data in aggregated form for market research, reporting and analytics.</text:p>
            <text:p text:style-name="P15"/>
            <text:p text:style-name="P15">Any information users make public is shared with other Quora users.</text:p>
          </table:table-cell>
          <table:table-cell table:style-name="Table1.A2" office:value-type="string">
            <text:p text:style-name="P3">Provide service, personalisation, billing and payment, display interest-based advertising, ad measurement, legitimate interest. Also, marketing, enabling communication, analytics, law and regulatory compliance, and to prevent fraud and <text:soft-page-break/>misuse.</text:p>
          </table:table-cell>
          <table:table-cell table:style-name="Table1.A2" office:value-type="string">
            <text:p text:style-name="P15">Inferred through IP address.</text:p>
          </table:table-cell>
          <table:table-cell table:style-name="Table1.A2" office:value-type="string">
            <text:p text:style-name="P3">Yes, if by subpoena or warrant, or otherwise where required by law.</text:p>
          </table:table-cell>
          <table:table-cell table:style-name="Table1.A2" office:value-type="string">
            <text:p text:style-name="P3">Yes</text:p>
          </table:table-cell>
          <table:table-cell table:style-name="Table1.H2" office:value-type="string">
            <text:p text:style-name="P3">United States and other <text:span text:style-name="T4">unspecified locations.</text:span></text:p>
          </table:table-cell>
        </table:table-row>
        <table:table-row>
          <table:table-cell table:style-name="Table1.A2" office:value-type="string">
            <text:p text:style-name="P4">Reddit</text:p>
          </table:table-cell>
          <table:table-cell table:style-name="Table1.A2" office:value-type="string">
            <text:p text:style-name="P3">User-provided information: Username, password, bio, gender, age, location, profile picture (all optional). Account preferences and settings; user-submitted content, such as posts, comments, saved drafts, audio and video, messages with other Reddit <text:soft-page-break/>users, chats, reports. Interactions with content, like voting, saving, hiding and reporting, following, friending and blocking; subscriptions, moderator status; transactional information: name, address, email address, phone number, and information about product or service the user is purchasing; public blockchain addresses. Other information, such as information when filling out a form, participation in <text:soft-page-break/>sponsored activities or promotions, job applications, customer service requests and other communicat<text:span text:style-name="T5">i</text:span>o<text:span text:style-name="T5">n</text:span>s with Reddit.</text:p>
            <text:p text:style-name="P3"/>
            <text:p text:style-name="P3">IP address, user agent string, browser type, OS, referral URLs, device information (such as device IDs), device settings, mobile carrier name, pages visited, links clicked, requested URLs, search terms.</text:p>
            <text:p text:style-name="P3"/>
            <text:p text:style-name="P3">Reddit may receive information from other users and/or <text:soft-page-break/>third parties, which could be combined with existing information: demographic or interest information; user-consented linking of services may include shared email address; log data, usage data, cookie information; web page visited, activity on advertiser’s page or app; cookie information and device information from third-party audience measurement.</text:p>
            <text:p text:style-name="P3"/>
            <text:p text:style-name="P16">Customer service collection.</text:p>
          </table:table-cell>
          <table:table-cell table:style-name="Table1.A2" office:value-type="string">
            <text:p text:style-name="P3">Yes, <text:span text:style-name="T5">with</text:span> cloud providers, payment processors, other service providers; affiliates, parents, subsidiaries and other companies under common control and ownership; aggregated information.</text:p>
            <text:p text:style-name="P3"/>
            <text:p text:style-name="P3">Information that user makes public, <text:soft-page-break/>additionally, their user name, time of submission, prior posts, comments, karma, awards, trophies, moderator status, Reddit Premium status, membership duration, <text:span text:style-name="T6">is shared with other Reddit users.</text:span></text:p>
          </table:table-cell>
          <table:table-cell table:style-name="Table1.A2" office:value-type="string">
            <text:p text:style-name="P3">Primarily to provide services; personalisation, protect Reddit and its users; provide, optimise, target and measure ads; research and develop services; send technical notices, updates, security alerts, invoices and other support/administrative <text:soft-page-break/>messages; provide customer service, communicate with users about products, services, offers, promotions and events, other information Reddit thinks will be of interest to users; monitor and analyse trends usage and activities.</text:p>
          </table:table-cell>
          <table:table-cell table:style-name="Table1.A2" office:value-type="string">
            <text:p text:style-name="P3">Depending on user consent (GPS, Bluetooth); <text:s/>inferred from IP address</text:p>
          </table:table-cell>
          <table:table-cell table:style-name="Table1.A2" office:value-type="string">
            <text:p text:style-name="P3">Yes, to comply with any applicable law, regulation, legal process or governmental request.</text:p>
          </table:table-cell>
          <table:table-cell table:style-name="Table1.A2" office:value-type="string">
            <text:p text:style-name="P3">Yes. Points to self-service app settings, cookie settings in browsers, etc. Primarily opt-out</text:p>
          </table:table-cell>
          <table:table-cell table:style-name="Table1.H2" office:value-type="string">
            <text:p text:style-name="P3">Yes. USA and other, unspecified locations</text:p>
          </table:table-cell>
        </table:table-row>
        <table:table-row>
          <table:table-cell table:style-name="Table1.A2" office:value-type="string">
            <text:p text:style-name="P4">SoundCloud</text:p>
          </table:table-cell>
          <table:table-cell table:style-name="Table1.A2" office:value-type="string">
            <text:p text:style-name="P3">If signed up for, data could include: name, <text:soft-page-break/>gender, city and country, profile picture, audio, text, pictures, graphics, comments, compositions, metadata, song names, composer names, creators’ names, performers’ names, group names, producers’ names, album artwork, name, image, likeness, and biographical information; how you categorise yourself, details of other websites, and social media profiles, including links to these; personally <text:soft-page-break/>identifiable data from users’ tracks and respective metadata. If subscribing: real name, billing address, payment verification. </text:p>
            <text:p text:style-name="P3"/>
            <text:p text:style-name="P3">Interactions with the platform: pages visited, clicked links, streaming, offline listening, downloading, uploading, recording, sharing tracks, following/unfollowing, posting a comment, searching; time, frequency and duration of visits to the platform; interaction with mail messages.</text:p>
            <text:p text:style-name="P3"><text:soft-page-break/></text:p>
            <text:p text:style-name="P3">How platform was used, IP address, access times, third party links, browser type, OS, device information, device event information such as crashes, pages viewed and engaged with. Also, hardware model, mobile carrier, advertising identifiers, apps installed, language, battery level, time zone.</text:p>
            <text:p text:style-name="P3"/>
            <text:p text:style-name="P17">Customer service collect any personal data users provide.</text:p>
            <text:p text:style-name="P17"/>
            <text:p text:style-name="P17"/>
          </table:table-cell>
          <table:table-cell table:style-name="Table1.A2" office:value-type="string">
            <text:p text:style-name="P3">Enable customer service, <text:soft-page-break/>technical services, musical services, and payment services; enable rights management, collecting societies, advertising and social media if consented. Aggregated data is shared for industry and market analysis, demographic profiling and other business purposes.</text:p>
            <text:p text:style-name="P3"/>
            <text:p text:style-name="P3">Personal data shared for analytics, targeted communications and targeted advertising. Separate list of external advertising partners.</text:p>
            <text:p text:style-name="P3"><text:soft-page-break/></text:p>
            <text:p text:style-name="P17">Specific third parties mentioned: FaceBook, Google, Apple.</text:p>
            <text:p text:style-name="P17"/>
            <text:p text:style-name="P17">Publicly available information shared by users, is shared with other SoundCloud users.</text:p>
            <text:p text:style-name="P3"/>
            <text:p text:style-name="P3"/>
          </table:table-cell>
          <table:table-cell table:style-name="Table1.A2" office:value-type="string">
            <text:p text:style-name="P3">Processing necessary for contractual <text:soft-page-break/>obligations, vital interest of data subject or another natural person; performance of public interest task.</text:p>
            <text:p text:style-name="P3"/>
            <text:p text:style-name="P3">Provide, improve and develop the platform; operate and maintain user’s account; identify creators; provide stats, conduct surveys; send service updates, enable age restriction; maintain safe environment; personalise content, advertising and marketing; distribute newsletters; perform market research; <text:soft-page-break/>operate and maintain monetisation</text:p>
          </table:table-cell>
          <table:table-cell table:style-name="Table1.A2" office:value-type="string">
            <text:p text:style-name="P3">If allowed by user</text:p>
          </table:table-cell>
          <table:table-cell table:style-name="Table1.A2" office:value-type="string">
            <text:p text:style-name="P3">Yes, to comply with laws and regulations.</text:p>
          </table:table-cell>
          <table:table-cell table:style-name="Table1.A2" office:value-type="string">
            <text:p text:style-name="P3">Yes, self-service in apps/managing <text:soft-page-break/>browser settings. Information about rights under GDPR.</text:p>
          </table:table-cell>
          <table:table-cell table:style-name="Table1.H2" office:value-type="string">
            <text:p text:style-name="P17">Undisclosed locations</text:p>
          </table:table-cell>
        </table:table-row>
        <table:table-row>
          <table:table-cell table:style-name="Table1.A2" office:value-type="string">
            <text:p text:style-name="P4">TikTok</text:p>
          </table:table-cell>
          <table:table-cell table:style-name="Table1.A2" office:value-type="string">
            <text:p text:style-name="P18">Skipped</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H2" office:value-type="string">
            <text:p text:style-name="P3"/>
          </table:table-cell>
        </table:table-row>
        <text:soft-page-break/>
        <table:table-row>
          <table:table-cell table:style-name="Table1.A2" office:value-type="string">
            <text:p text:style-name="P4">Tumblr</text:p>
          </table:table-cell>
          <table:table-cell table:style-name="Table1.A2" office:value-type="string">
            <text:p text:style-name="P18">Skipped</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H2" office:value-type="string">
            <text:p text:style-name="P3"/>
          </table:table-cell>
        </table:table-row>
        <table:table-row>
          <table:table-cell table:style-name="Table1.A2" office:value-type="string">
            <text:p text:style-name="P4">Viber</text:p>
          </table:table-cell>
          <table:table-cell table:style-name="Table1.A2" office:value-type="string">
            <text:p text:style-name="P18">Skipped</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H2" office:value-type="string">
            <text:p text:style-name="P3"/>
          </table:table-cell>
        </table:table-row>
        <table:table-row>
          <table:table-cell table:style-name="Table1.A2" office:value-type="string">
            <text:p text:style-name="P4"/>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H2" office:value-type="string">
            <text:p text:style-name="P3"/>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8:50:10.068453768</meta:creation-date>
    <dc:date>2023-10-11T18:31:15.554353460</dc:date>
    <meta:editing-duration>PT2H4M42S</meta:editing-duration>
    <meta:editing-cycles>18</meta:editing-cycles>
    <meta:generator>LibreOffice/7.5.7.1$MacOSX_X86_64 LibreOffice_project/47eb0cf7efbacdee9b19ae25d6752381ede23126</meta:generator>
    <meta:document-statistic meta:table-count="1" meta:image-count="0" meta:object-count="0" meta:page-count="32" meta:paragraph-count="193" meta:word-count="3778" meta:character-count="26571" meta:non-whitespace-character-count="22959"/>
  </office:meta>
</office:document-meta>
</file>